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Preformatted_20_Text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Cloud Computing 2013/2014</text:p>
      <text:p text:style-name="P4"/>
      <text:p text:style-name="P5">Mobile Network Information System</text:p>
      <text:p text:style-name="Preformatted_20_Text"/>
      <text:p text:style-name="Preformatted_20_Text"/>
      <text:p text:style-name="Preformatted_20_Text">Fillipo …<text:tab/><text:tab/><text:tab/>Rodrigo Bruno<text:tab/><text:tab/><text:tab/>Samuel Bernardo</text:p>
      <text:p text:style-name="Preformatted_20_Text">n. 7...<text:tab/><text:tab/><text:tab/>n. 670...<text:tab/><text:tab/><text:tab/><text:tab/>n. 46425</text:p>
      <text:p text:style-name="Preformatted_20_Text">[email]<text:tab/><text:tab/><text:tab/>[email]<text:tab/><text:tab/><text:tab/><text:tab/>samuelbernardo@ist.utl.pt</text:p>
      <text:p text:style-name="Preformatted_20_Text"/>
      <text:p text:style-name="Preformatted_20_Text"/>
      <text:p text:style-name="Preformatted_20_Text">1. Introduction</text:p>
      <text:p text:style-name="Preformatted_20_Text"/>
      <text:p text:style-name="Preformatted_20_Text">This reports resumes the work done until intermediate delivery.</text:p>
      <text:p text:style-name="Preformatted_20_Text"/>
      <text:p text:style-name="Preformatted_20_Text"/>
      <text:p text:style-name="Preformatted_20_Text">2. Developed components</text:p>
      <text:p text:style-name="Preformatted_20_Text"/>
      <text:p text:style-name="Preformatted_20_Text">Queries:</text:p>
      <text:list xml:id="list1493227194" text:style-name="L1">
        <text:list-item>
          <text:p text:style-name="P1">MapReduce implemented for both 3 queries</text:p>
        </text:list-item>
        <text:list-item>
          <text:p text:style-name="P1">output data stored in postgres database</text:p>
        </text:list-item>
        <text:list-item>
          <text:p text:style-name="P1">web application implemented and already presenting results for all queries</text:p>
        </text:list-item>
      </text:list>
      <text:p text:style-name="Preformatted_20_Text"/>
      <text:p text:style-name="Preformatted_20_Text">Used services:</text:p>
      <text:list xml:id="list263111924" text:style-name="L2">
        <text:list-item>
          <text:p text:style-name="P6">hadoop service from RNL cluster, accessible in cluster.rnl.ist.utl.pt</text:p>
        </text:list-item>
        <text:list-item>
          <text:p text:style-name="P6">postgres database service available at db.ist.utl.pt</text:p>
        </text:list-item>
        <text:list-item>
          <text:p text:style-name="P6"/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15:32:01</dc:date>
    <meta:generator>LibreOffice/3.5$Linux_X86_64 LibreOffice_project/350m1$Build-2</meta:generator>
    <meta:editing-duration>PT1H20S</meta:editing-duration>
    <meta:editing-cycles>5</meta:editing-cycles>
    <meta:document-statistic meta:table-count="0" meta:image-count="0" meta:object-count="0" meta:page-count="1" meta:paragraph-count="15" meta:word-count="80" meta:character-count="580" meta:non-whitespace-character-count="506"/>
  </office:meta>
</office:document-meta>
</file>